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ntarell Light" svg:font-family="'Cantarell Light'" style:font-adornments="Bold" style:font-pitch="variable"/>
    <style:font-face style:name="Cantarell Light1" svg:font-family="'Cantarell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4.891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376cm"/>
    </style:style>
    <style:style style:name="gr4" style:family="graphic" style:parent-style-name="standard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7.825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892cm"/>
    </style:style>
    <style:style style:name="gr6" style:family="graphic" style:parent-style-name="Default_5f_1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15.649cm" fo:min-width="0cm" fo:padding-top="0.15cm" fo:padding-bottom="0.15cm" fo:padding-left="0.275cm" fo:padding-right="0.275cm"/>
    </style:style>
    <style:style style:name="gr7" style:family="graphic" style:parent-style-name="Default_5f_1_5f_3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2cm" fo:min-width="0cm" fo:padding-top="0.15cm" fo:padding-bottom="0.15cm" fo:padding-left="0.275cm" fo:padding-right="0.2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2.764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2.764cm"/>
    </style:style>
    <style:style style:name="pr7" style:family="presentation" style:parent-style-name="Impress1-outline1">
      <style:graphic-properties fo:min-height="14.55cm"/>
    </style:style>
    <style:style style:name="P1" style:family="paragraph">
      <loext:graphic-properties draw:fill-color="#ffffff"/>
    </style:style>
    <style:style style:name="P2" style:family="paragraph">
      <style:text-properties style:font-name="Cantarell Extra Bold" fo:font-size="40pt" style:font-size-asian="40pt" style:font-size-complex="40pt"/>
    </style:style>
    <style:style style:name="P3" style:family="paragraph">
      <loext:graphic-properties draw:fill="none" draw:fill-color="#ffffff"/>
      <style:text-properties style:font-name="Lucida Sans Unicode"/>
    </style:style>
    <style:style style:name="P4" style:family="paragraph">
      <loext:graphic-properties draw:fill="none" draw:fill-color="#ffffff"/>
      <style:text-properties style:font-name="Cantarell1" fo:font-weight="bold" style:font-weight-asian="bold" style:font-weight-complex="bold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Cantarell Extra Bold" fo:font-size="40pt" style:font-size-asian="40pt" style:font-size-complex="40pt"/>
    </style:style>
    <style:style style:name="T3" style:family="text">
      <style:text-properties style:font-name="Lucida Sans Unicode"/>
    </style:style>
    <style:style style:name="T4" style:family="text">
      <style:text-properties style:font-name="Cantarell1" fo:font-size="20pt" fo:font-weight="bold" style:font-size-asian="26pt" style:font-weight-asian="bold" style:font-size-complex="26pt" style:font-weight-complex="bold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3cm" text:min-label-width="0.95cm"/>
        <style:text-properties fo:font-family="OpenSymbol" style:font-style-name="Regular" style:font-charset="x-symbol" fo:color="#ef29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Aula 10<text:line-break/><text:span text:style-name="T1">Tópicos Especiais em Programação de Computadores</text:span><text:span text:style-name="T1"><text:line-break/></text:span><text:span text:style-name="T1">Prof. Luiz Alberto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Fundamentos da Programação em VB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764cm" svg:x="2cm" svg:y="0.836cm" presentation:class="title" presentation:user-transformed="true">
          <draw:text-box>
            <text:p><text:span text:style-name="T2">Arrays</text:span></text:p>
          </draw:text-box>
        </draw:frame>
        <draw:frame draw:style-name="gr2" draw:text-style-name="P3" draw:layer="layout" svg:width="21.8cm" svg:height="5.191cm" svg:x="0.8cm" svg:y="5.1cm">
          <draw:text-box>
            <text:p><text:span text:style-name="T3">Dim meses(1 to 12) as String</text:span></text:p>
            <text:p><text:span text:style-name="T3">Dim i As Byte</text:span></text:p>
            <text:p><text:span text:style-name="T3">For i = 1 To 12 </text:span></text:p>
            <text:p><text:span text:style-name="T3"><text:tab/></text:span><text:span text:style-name="T3">meses(i) = Cells(i, 1).Value </text:span></text:p>
            <text:p><text:span text:style-name="T3">Next i</text:span></text:p>
          </draw:text-box>
        </draw:frame>
        <draw:frame draw:style-name="gr3" draw:text-style-name="P4" draw:layer="layout" svg:width="7.876cm" svg:height="1.098cm" svg:x="0.5cm" svg:y="4.1cm">
          <draw:text-box>
            <text:p><text:span text:style-name="T4">Arrays com 1 dimensão</text:span></text:p>
          </draw:text-box>
        </draw:frame>
        <draw:frame draw:style-name="gr4" draw:text-style-name="P3" draw:layer="layout" svg:width="21.987cm" svg:height="8.125cm" svg:x="0.813cm" svg:y="11.813cm">
          <draw:text-box>
            <text:p><text:span text:style-name="T3">Dim meses(1 To 12, 1 To 2) As String </text:span></text:p>
            <text:p><text:span text:style-name="T3">Dim r As Byte</text:span></text:p>
            <text:p><text:span text:style-name="T3">Dim c As Byte </text:span></text:p>
            <text:p><text:span text:style-name="T3">For r = 1 To 12 </text:span></text:p>
            <text:p><text:span text:style-name="T3"><text:tab/></text:span><text:span text:style-name="T3">For c = 1 To 2 </text:span></text:p>
            <text:p><text:span text:style-name="T3"><text:tab/></text:span><text:span text:style-name="T3"><text:tab/></text:span><text:span text:style-name="T3">meses(r, c) = Cells(r + 4, c). Value </text:span></text:p>
            <text:p><text:span text:style-name="T3"><text:tab/></text:span><text:span text:style-name="T3">Next c </text:span></text:p>
            <text:p><text:span text:style-name="T3">Next r</text:span></text:p>
          </draw:text-box>
        </draw:frame>
        <draw:frame draw:style-name="gr5" draw:text-style-name="P4" draw:layer="layout" svg:width="9.392cm" svg:height="1.098cm" svg:x="0.513cm" svg:y="10.813cm">
          <draw:text-box>
            <text:p><text:span text:style-name="T4">Arrays com duas dimens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764cm" svg:x="2cm" svg:y="0.836cm" presentation:class="title" presentation:user-transformed="true">
          <draw:text-box>
            <text:p><text:span text:style-name="T2">Exportando Para CSV</text:span></text:p>
          </draw:text-box>
        </draw:frame>
        <draw:frame draw:style-name="gr6" draw:text-style-name="P3" draw:layer="layout" svg:width="26cm" svg:height="15.949cm" svg:x="0.8cm" svg:y="4.1cm">
          <draw:text-box>
            <text:p><text:span text:style-name="T3">Sub Salva_Como_CSV()</text:span></text:p>
            <text:p><text:span text:style-name="T3"><text:tab/></text:span><text:span text:style-name="T3">Dim nb As Workbook</text:span></text:p>
            <text:p><text:span text:style-name="T3"><text:tab/></text:span><text:span text:style-name="T3">Dim arquivo As String</text:span></text:p>
            <text:p><text:span text:style-name="T3"><text:tab/></text:span><text:span text:style-name="T3">Application.ScreenUpdating = False</text:span></text:p>
            <text:p><text:span text:style-name="T3"><text:tab/></text:span><text:span text:style-name="T3">Application.DisplayAlerts = False </text:span></text:p>
            <text:p><text:span text:style-name="T3"><text:tab/></text:span><text:span text:style-name="T3">arquivo = Application.ThisWorkbook.Path &amp; “\arquivo.csv”</text:span></text:p>
            <text:p><text:span text:style-name="T3"><text:tab/></text:span><text:span text:style-name="T3">Set nb = Workbooks.Add</text:span></text:p>
            <text:p><text:span text:style-name="T3"><text:tab/></text:span><text:span text:style-name="T3">shCSV.Copy before:=nb.Sheet(1)</text:span></text:p>
            <text:p><text:span text:style-name="T3"><text:tab/></text:span><text:span text:style-name="T3">With nb</text:span></text:p>
            <text:p><text:span text:style-name="T3"><text:tab/></text:span><text:span text:style-name="T3"><text:tab/></text:span><text:span text:style-name="T3">.SaveAs FileName:=arquivo, FileFormat:=Excel.xlCSV</text:span></text:p>
            <text:p><text:span text:style-name="T3"><text:tab/></text:span><text:span text:style-name="T3"><text:tab/></text:span><text:span text:style-name="T3">.Close</text:span></text:p>
            <text:p><text:span text:style-name="T3"><text:tab/></text:span><text:span text:style-name="T3">End With </text:span></text:p>
            <text:p><text:span text:style-name="T3"><text:tab/></text:span><text:span text:style-name="T3">Application.ScreenUpdating = True</text:span></text:p>
            <text:p><text:span text:style-name="T3"><text:tab/></text:span><text:span text:style-name="T3">Application.DisplayAlerts = True </text:span></text:p>
            <text:p><text:span text:style-name="T3"><text:tab/></text:span><text:span text:style-name="T3">MsgBox “Arquivo CSV foi exportado.”, vbInformation</text:span></text:p>
            <text:p><text:span text:style-name="T3">End S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764cm" svg:x="2cm" svg:y="0.836cm" presentation:class="title" presentation:user-transformed="true">
          <draw:text-box>
            <text:p><text:span text:style-name="T2">Exportando Para PDF</text:span></text:p>
          </draw:text-box>
        </draw:frame>
        <draw:frame draw:style-name="gr7" draw:text-style-name="P3" draw:layer="layout" svg:width="26cm" svg:height="2.3cm" svg:x="0.8cm" svg:y="4.1cm">
          <draw:text-box>
            <text:p><text:span text:style-name="T3">ActiveSheet.ExportAsFixedFormat xlTypePDF, [FileNam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2.764cm" svg:x="2cm" svg:y="0.836cm" presentation:class="title">
          <draw:text-box>
            <text:p>Projeto #4</text:p>
          </draw:text-box>
        </draw:frame>
        <draw:frame presentation:style-name="pr7" draw:text-style-name="P5" draw:layer="layout" svg:width="26.6cm" svg:height="14.8cm" svg:x="0.6cm" svg:y="4cm" presentation:class="outline" presentation:user-transformed="true">
          <draw:text-box>
            <text:list text:style-name="L3">
              <text:list-item>
                <text:p><text:span text:style-name="T5">Copie o arquivo (workbook) projeto_4.xls para sua área de trabalho</text:span></text:p>
              </text:list-item>
              <text:list-item>
                <text:p><text:span text:style-name="T5">Escolha a planilha (worksheet) “Vendas”</text:span></text:p>
              </text:list-item>
              <text:list-item>
                <text:p><text:span text:style-name="T5">Escreva uma macro que salve a planilha de vendas no formato CSV.</text:span></text:p>
              </text:list-item>
              <text:list-item>
                <text:p><text:span text:style-name="T5">Escreva uma macro que salve a planilha de vendas no formato PDF.</text:span></text:p>
              </text:list-item>
              <text:list-item>
                <text:p><text:span text:style-name="T5">Coloque um botão na planilha para executar cada macro criada.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ntarell Light" svg:font-family="'Cantarell Light'" style:font-adornments="Bold" style:font-pitch="variable"/>
    <style:font-face style:name="Cantarell Light1" svg:font-family="'Cantarell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Lucida Sans Unicode1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antarell Light" fo:font-family="'Cantarell Light'" style:font-style-name="Bold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#">
            <style:list-level-properties text:space-before="0.3cm" text:min-label-width="0.95cm"/>
            <style:text-properties fo:font-family="OpenSymbol" style:font-style-name="Regular" style:font-charset="x-symbol" fo:color="#ef2929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Cantarell Light1" fo:font-family="'Cantarell Light'" style:font-style-name="Light" style:font-pitch="variable" fo:font-size="36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style:font-name="Cantarell Light1" fo:font-family="'Cantarell Light'" style:font-style-name="Light" style:font-pitch="variable" fo:font-size="36pt" fo:font-weight="250" style:font-size-asian="24pt" style:font-size-complex="24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style:font-name="Cantarell Light1" fo:font-family="'Cantarell Light'" style:font-style-name="Light" style:font-pitch="variable" fo:font-size="36pt" fo:font-weight="250" style:font-size-asian="24pt" style:font-size-complex="24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style:font-name="Cantarell Light1" fo:font-family="'Cantarell Light'" style:font-style-name="Light" style:font-pitch="variable" fo:font-size="36pt" fo:font-weight="250" style:font-size-asian="24pt" style:font-size-complex="24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Cantarell Light1" fo:font-family="'Cantarell Light'" style:font-style-name="Light" style:font-pitch="variable" fo:font-size="36pt" fo:font-weight="250" style:font-size-asian="24pt" style:font-size-complex="24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Cantarell Light1" fo:font-family="'Cantarell Light'" style:font-style-name="Light" style:font-pitch="variable" fo:font-size="36pt" fo:font-weight="250" style:font-size-asian="24pt" style:font-size-complex="24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Cantarell Light1" fo:font-family="'Cantarell Light'" style:font-style-name="Light" style:font-pitch="variable" fo:font-size="36pt" fo:font-weight="250" style:font-size-asian="24pt" style:font-size-complex="24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antarell" fo:font-family="Cantarell" style:font-style-name="Bold" style:font-pitch="variable" fo:font-size="32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title">
      <style:graphic-properties draw:auto-grow-height="false" fo:min-height="3.507cm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3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mpress1-title">
      <style:graphic-properties draw:auto-grow-height="false" fo:min-height="3.507cm"/>
    </style:style>
    <style:style style:name="Mpr7" style:family="presentation" style:parent-style-name="Impress1-outline1">
      <style:graphic-properties fo:min-height="12.18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32pt" style:font-size-asian="26pt" style:font-size-complex="26pt"/>
    </style:style>
    <style:style style:name="MT4" style:family="text">
      <style:text-properties fo:font-size="28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#">
        <style:list-level-properties text:space-before="0.3cm" text:min-label-width="0.95cm"/>
        <style:text-properties fo:font-family="OpenSymbol" style:font-style-name="Regular" style:font-charset="x-symbol" fo:color="#ef29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Mpr1" draw:layer="backgroundobjects" svg:width="23.8cm" svg:height="4cm" svg:x="2.2cm" svg:y="11.4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6" draw:layer="backgroundobjects" svg:width="24.599cm" svg:height="2.764cm" svg:x="2cm" svg:y="0.836cm" presentation:class="title">
        <draw:text-box>
          <text:p>Click to edit the title text format</text:p>
        </draw:text-box>
      </draw:frame>
      <draw:frame presentation:style-name="Mpr7" draw:layer="backgroundobjects" svg:width="26.6cm" svg:height="14.8cm" svg:x="0.6cm" svg:y="4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9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16:26:11.570368579</meta:creation-date>
    <meta:editing-duration>PT14H2M29S</meta:editing-duration>
    <meta:editing-cycles>75</meta:editing-cycles>
    <meta:generator>LibreOffice/6.0.5.2$Linux_X86_64 LibreOffice_project/00m0$Build-2</meta:generator>
    <dc:title>Impress</dc:title>
    <dc:date>2018-07-24T15:32:13.890619608</dc:date>
    <meta:document-statistic meta:object-count="57"/>
  </office:meta>
</office:document-meta>
</file>